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9827in"/>
    </style:style>
    <style:style style:name="co1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2.1083in"/>
    </style:style>
    <style:style style:name="co8" style:family="table-column">
      <style:table-column-properties fo:break-before="auto" style:column-width="0.9063in"/>
    </style:style>
    <style:style style:name="co9" style:family="table-column">
      <style:table-column-properties fo:break-before="auto" style:column-width="1.2453in"/>
    </style:style>
    <style:style style:name="co10" style:family="table-column">
      <style:table-column-properties fo:break-before="auto" style:column-width="1.6492in"/>
    </style:style>
    <style:style style:name="co11" style:family="table-column">
      <style:table-column-properties fo:break-before="auto" style:column-width="1.0484in"/>
    </style:style>
    <style:style style:name="co12" style:family="table-column">
      <style:table-column-properties fo:break-before="auto" style:column-width="1.4744in"/>
    </style:style>
    <style:style style:name="co13" style:family="table-column">
      <style:table-column-properties fo:break-before="auto" style:column-width="1.278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urier New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4" style:family="table-cell" style:parent-style-name="Default">
      <style:text-properties style:font-name="Courier New"/>
    </style:style>
  </office:automatic-styles>
  <office:body>
    <office:spreadsheet>
      <table:table table:name="FLVER" table:style-name="ta1" table:print="false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20" table:default-cell-style-name="ce1"/>
        <table:table-row table:style-name="ro1">
          <table:table-cell office:value-type="string">
            <text:p>Header</text:p>
          </table:table-cell>
          <table:table-cell office:value-type="string">
            <text:p>0x80</text:p>
          </table:table-cell>
          <table:table-cell office:value-type="string">
            <text:p>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0x6 string</text:p>
          </table:table-cell>
          <table:table-cell office:value-type="string">
            <text:p>"FLVER"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6</text:p>
          </table:table-cell>
          <table:table-cell office:value-type="string">
            <text:p>0x2 string</text:p>
          </table:table-cell>
          <table:table-cell office:value-type="string">
            <text:p>"L" or "B" endia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lo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Data offse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Data siz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Hitbox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Material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one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esh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VertexInfo count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2C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30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+0x0034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38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3C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+0x0040</text:p>
          </table:table-cell>
          <table:table-cell office:value-type="string">
            <text:p>lo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Faceset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Vertex Descriptor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Material parameter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0x24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end struct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itBoxStruct</text:p>
          </table:table-cell>
          <table:table-cell office:value-type="string">
            <text:p>0x40</text:p>
          </table:table-cell>
          <table:table-cell office:value-type="string">
            <text:p>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shor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0E</text:p>
          </table:table-cell>
          <table:table-cell office:value-type="string">
            <text:p>shor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short</text:p>
          </table:table-cell>
          <table:table-cell office:value-type="string">
            <text:p>DmyPol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E</text:p>
          </table:table-cell>
          <table:table-cell office:value-type="string">
            <text:p>shor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2C</text:p>
          </table:table-cell>
          <table:table-cell office:value-type="string">
            <text:p>shor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2E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2F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30</text:p>
          </table:table-cell>
          <table:table-cell office:value-type="string">
            <text:p>0x10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end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0x20</text:p>
          </table:table-cell>
          <table:table-cell office:value-type="string">
            <text:p>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Name offse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MTD name offse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Param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Param startIndex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Data size from name offset to end of g_whatev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ne</text:p>
          </table:table-cell>
          <table:table-cell office:value-type="string">
            <text:p>0x80</text:p>
          </table:table-cell>
          <table:table-cell office:value-type="string">
            <text:p>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Name offse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float</text:p>
          </table:table-cell>
          <table:table-cell office:value-type="string">
            <text:p>X rotatio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float</text:p>
          </table:table-cell>
          <table:table-cell office:value-type="string">
            <text:p>Y rotatio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float</text:p>
          </table:table-cell>
          <table:table-cell office:value-type="string">
            <text:p>Z rotatio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short</text:p>
          </table:table-cell>
          <table:table-cell office:value-type="string">
            <text:p>Parent Index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E</text:p>
          </table:table-cell>
          <table:table-cell office:value-type="string">
            <text:p>short</text:p>
          </table:table-cell>
          <table:table-cell office:value-type="string">
            <text:p>First Child Index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float</text:p>
          </table:table-cell>
          <table:table-cell office:value-type="string">
            <text:p>X sc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float</text:p>
          </table:table-cell>
          <table:table-cell office:value-type="string">
            <text:p>Y sc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float</text:p>
          </table:table-cell>
          <table:table-cell office:value-type="string">
            <text:p>Z sc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First Sibling Index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"Copy of Index"?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0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34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38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3C</text:p>
          </table:table-cell>
          <table:table-cell office:value-type="string">
            <text:p>short</text:p>
          </table:table-cell>
          <table:table-cell office:value-type="string">
            <text:p>IsNub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E</text:p>
          </table:table-cell>
          <table:table-cell office:value-type="string">
            <text:p>shor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40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shor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4E</text:p>
          </table:table-cell>
          <table:table-cell office:value-type="string">
            <text:p>shor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0x30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sh</text:p>
          </table:table-cell>
          <table:table-cell office:value-type="string">
            <text:p>0x30</text:p>
          </table:table-cell>
          <table:table-cell office:value-type="string">
            <text:p>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"IsDynamic"?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Index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0x8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Default Bone Index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Bone Index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one Indices offse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Faceset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Faceset Index offse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Vertex Info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C</text:p>
          </table:table-cell>
          <table:table-cell office:value-type="string">
            <text:p>long</text:p>
          </table:table-cell>
          <table:table-cell office:value-type="string">
            <text:p>Vertex Info offset</text:p>
          </table:table-cell>
          <table:table-cell table:number-columns-repeated="1021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aceset</text:p>
          </table:table-cell>
          <table:table-cell office:value-type="string">
            <text:p>0x20</text:p>
          </table:table-cell>
          <table:table-cell office:value-type="string">
            <text:p>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byte</text:p>
          </table:table-cell>
          <table:table-cell office:value-type="string">
            <text:p>Topology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0</text:p>
          </table:table-cell>
          <table:table-cell office:value-type="string">
            <text:p>Triangles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1</text:p>
          </table:table-cell>
          <table:table-cell office:value-type="string">
            <text:p>Tristri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5</text:p>
          </table:table-cell>
          <table:table-cell table:style-name="ce3" office:value-type="string">
            <text:p>byte</text:p>
          </table:table-cell>
          <table:table-cell office:value-type="string">
            <text:p>Cull Backfac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6</text:p>
          </table:table-cell>
          <table:table-cell table:style-name="ce3" office:value-type="string">
            <text:p>byte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7</text:p>
          </table:table-cell>
          <table:table-cell table:style-name="ce3" office:value-type="string">
            <text:p>byte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table:style-name="ce3" office:value-type="string">
            <text:p>long</text:p>
          </table:table-cell>
          <table:table-cell office:value-type="string">
            <text:p>Index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C</text:p>
          </table:table-cell>
          <table:table-cell table:style-name="ce3" office:value-type="string">
            <text:p>long</text:p>
          </table:table-cell>
          <table:table-cell office:value-type="string">
            <text:p>Index Buffer offse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table:style-name="ce3" office:value-type="string">
            <text:p>long</text:p>
          </table:table-cell>
          <table:table-cell office:value-type="string">
            <text:p>Index Buffer siz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table:style-name="ce3" office:value-type="string">
            <text:p>0xC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ertexInfo</text:p>
          </table:table-cell>
          <table:table-cell office:value-type="string">
            <text:p>0x20</text:p>
          </table:table-cell>
          <table:table-cell office:value-type="string">
            <text:p>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Vertex Descriptor index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Vertex siz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Vertex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0x8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Vertex Buffer siz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Vertex Buffer offset</text:p>
          </table:table-cell>
          <table:table-cell table:number-columns-repeated="1021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ertexDescriptor</text:p>
          </table:table-cell>
          <table:table-cell office:value-type="string">
            <text:p>0x10</text:p>
          </table:table-cell>
          <table:table-cell office:value-type="string">
            <text:p>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Descriptor cou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Descriptor offset</text:p>
          </table:table-cell>
          <table:table-cell table:number-columns-repeated="1021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terialParameter</text:p>
          </table:table-cell>
          <table:table-cell office:value-type="string">
            <text:p>0x20</text:p>
          </table:table-cell>
          <table:table-cell office:value-type="string">
            <text:p>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Name offse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Value offse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11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12</text:p>
          </table:table-cell>
          <table:table-cell office:value-type="string">
            <text:p>0xE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eamDescriptor</text:p>
          </table:table-cell>
          <table:table-cell office:value-type="string">
            <text:p>0x14</text:p>
          </table:table-cell>
          <table:table-cell office:value-type="string">
            <text:p>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offse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Data type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02</text:p>
          </table:table-cell>
          <table:table-cell office:value-type="string">
            <text:p>Position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11</text:p>
          </table:table-cell>
          <table:table-cell office:value-type="string">
            <text:p>Bone Index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13</text:p>
          </table:table-cell>
          <table:table-cell office:value-type="string">
            <text:p>(Check Semantic)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15</text:p>
          </table:table-cell>
          <table:table-cell office:value-type="string">
            <text:p>Diffuse UV Coordinates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16</text:p>
          </table:table-cell>
          <table:table-cell office:value-type="string">
            <text:p>Diffuse &amp; Lightmap UV Coordinates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1A</text:p>
          </table:table-cell>
          <table:table-cell office:value-type="string">
            <text:p>Bone Weigh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Semantic (?)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03</text:p>
          </table:table-cell>
          <table:table-cell office:value-type="string">
            <text:p>Normal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06</text:p>
          </table:table-cell>
          <table:table-cell office:value-type="string">
            <text:p>Bitangent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0A</text:p>
          </table:table-cell>
          <table:table-cell office:value-type="string">
            <text:p>Vertex Col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Index (?)</text:p>
          </table:table-cell>
          <table:table-cell table:number-columns-repeated="1021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MG" table:style-name="ta1" table:print="false">
        <table:table-column table:style-name="co6" table:number-columns-repeated="1024" table:default-cell-style-name="ce1"/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Unknown flags</text:p>
          </table:table-cell>
          <table:table-cell table:number-columns-repeated="1021"/>
        </table:table-row>
        <table:table-row table:style-name="ro1"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file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9</text:p>
          </table:table-cell>
          <table:table-cell office:value-type="string">
            <text:p>byte</text:p>
          </table:table-cell>
          <table:table-cell office:value-type="string">
            <text:p>Endian Fla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00</text:p>
          </table:table-cell>
          <table:table-cell office:value-type="string">
            <text:p>Little Endia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FF</text:p>
          </table:table-cell>
          <table:table-cell office:value-type="string">
            <text:p>Big Endian</text:p>
          </table:table-cell>
          <table:table-cell table:number-columns-repeated="1021"/>
        </table:table-row>
        <table:table-row table:style-name="ro1">
          <table:table-cell office:value-type="string">
            <text:p>+0x000A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B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Number of 0xC struct Index entries</text:p>
          </table:table-cell>
          <table:table-cell table:number-columns-repeated="1021"/>
        </table:table-row>
        <table:table-row table:style-name="ro1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Number of valid IDs</text:p>
          </table:table-cell>
          <table:table-cell table:number-columns-repeated="1021"/>
        </table:table-row>
        <table:table-row table:style-name="ro1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Offset of first ID's text offset</text:p>
          </table:table-cell>
          <table:table-cell table:number-columns-repeated="1021"/>
        </table:table-row>
        <table:table-row table:style-name="ro1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1C</text:p>
          </table:table-cell>
          <table:table-cell office:value-type="string">
            <text:p>struct 0xC</text:p>
          </table:table-cell>
          <table:table-cell office:value-type="string">
            <text:p>Start of indic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Number of 0x4s past index to start lookups a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Value of first ID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Value of last ID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B" table:style-name="ta1" table:print="false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21" table:default-cell-style-name="ce1"/>
        <table:table-row table:style-name="ro1">
          <table:table-cell office:value-type="string">
            <text:p>struct INDEX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zer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Offset of PARAM_ST name from start of fi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Number of offsets in index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(+0x4 * (Offsets - 1))</text:p>
          </table:table-cell>
          <table:table-cell table:style-name="ce4" office:value-type="string">
            <text:p>pointer</text:p>
          </table:table-cell>
          <table:table-cell office:value-type="string">
            <text:p>Offset of next index struc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Start of entry offsets</text:p>
          </table:table-cell>
          <table:table-cell table:number-columns-repeated="1021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ct MODEL_PARAM_ST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Offset of name from start of 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Model typ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Model index within typ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Offset of sibpath from start of 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nd struct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truct EVENT_PARAM_ST</text:p>
          </table:table-cell>
          <table:table-cell table:number-columns-repeated="1023"/>
        </table:table-row>
        <table:table-row table:style-name="ro1">
          <table:table-cell table:style-name="ce2"/>
          <table:table-cell office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end struct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truct POINT_PARAM_ST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ct PARTS_PARAM_ST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F" table:style-name="ta1" table:print="false">
        <table:table-column table:style-name="co9" table:number-columns-repeated="1024" table:default-cell-style-name="ce1"/>
        <table:table-row table:style-name="ro1">
          <table:table-cell office:value-type="string">
            <text:p>+0x0000</text:p>
          </table:table-cell>
          <table:table-cell office:value-type="string">
            <text:p>0x4 string</text:p>
          </table:table-cell>
          <table:table-cell office:value-type="string">
            <text:p>"TPF"</text:p>
          </table:table-cell>
          <table:table-cell table:number-columns-repeated="1021"/>
        </table:table-row>
        <table:table-row table:style-name="ro1"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data after header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Number of textures</text:p>
          </table:table-cell>
          <table:table-cell table:number-columns-repeated="1021"/>
        </table:table-row>
        <table:table-row table:style-name="ro1">
          <table:table-cell office:value-type="string">
            <text:p>+0x000C</text:p>
          </table:table-cell>
          <table:table-cell office:value-type="string">
            <text:p>byte</text:p>
          </table:table-cell>
          <table:table-cell office:value-type="string">
            <text:p>Endian fla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00</text:p>
          </table:table-cell>
          <table:table-cell office:value-type="string">
            <text:p>Little Endian, 0x14 byte indice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02</text:p>
          </table:table-cell>
          <table:table-cell office:value-type="string">
            <text:p>Big Endian, 0x20 byte indices</text:p>
          </table:table-cell>
          <table:table-cell table:number-columns-repeated="1021"/>
        </table:table-row>
        <table:table-row table:style-name="ro1">
          <table:table-cell office:value-type="string">
            <text:p>+0x000D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E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F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ct index</text:p>
          </table:table-cell>
          <table:table-cell office:value-type="string">
            <text:p>0x1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Data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dat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8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9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A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B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Name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ct index</text:p>
          </table:table-cell>
          <table:table-cell office:value-type="string">
            <text:p>0x2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Data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dat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8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9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A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B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C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D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E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F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Name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10/22/2016</text:date>, <text:time>05:1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25M28S</meta:editing-duration>
    <meta:editing-cycles>30</meta:editing-cycles>
    <meta:generator>OpenOffice/4.1.2$Win32 OpenOffice.org_project/412m3$Build-9782</meta:generator>
    <dc:date>2016-10-22T05:18:14.64</dc:date>
    <meta:document-statistic meta:table-count="4" meta:cell-count="565" meta:object-count="0"/>
    <meta:user-defined meta:name="Info 1"/>
    <meta:user-defined meta:name="Info 2"/>
    <meta:user-defined meta:name="Info 3"/>
    <meta:user-defined meta:name="Info 4"/>
  </office:meta>
</office:document-meta>
</file>